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397250606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6-07" calcext:value-type="date">
            <text:p>07/06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4:20:42.877988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8</meta:editing-cycles>
    <meta:editing-duration>P1DT3H29M33S</meta:editing-duration>
    <meta:initial-creator>Matt Dunning</meta:initial-creator>
    <dc:date>2025-06-07T14:21:10.995386260</dc:date>
    <meta:print-date>2025-06-07T14:21:06.228840972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